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1000001679957F5DCD50F9EA6.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paragraph-rsid="0028ca0a"/>
    </style:style>
    <style:style style:name="P2" style:family="paragraph" style:parent-style-name="Footer">
      <style:text-properties style:font-name="Verdana1" fo:font-size="8pt" fo:language="en" fo:country="ID" style:font-size-asian="8pt" style:font-size-complex="8pt"/>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line-height="115%"/>
      <style:text-properties style:font-name="Calibri" fo:font-size="10pt" style:font-size-asian="10pt" style:font-name-complex="Calibri2" style:font-size-complex="10pt"/>
    </style:style>
    <style:style style:name="P5" style:family="paragraph" style:parent-style-name="Standard">
      <style:paragraph-properties fo:line-height="115%" fo:text-align="justify" style:justify-single-word="false"/>
      <style:text-properties style:font-name="Calibri" fo:font-size="10pt" style:font-size-asian="10pt" style:font-name-complex="Calibri2" style:font-size-complex="10pt"/>
    </style:style>
    <style:style style:name="P6" style:family="paragraph" style:parent-style-name="Standard">
      <style:paragraph-properties fo:line-height="115%" fo:text-align="start" style:justify-single-word="false"/>
      <style:text-properties style:font-name="Calibri" fo:font-size="10pt" officeooo:paragraph-rsid="0036db3c" style:font-size-asian="10pt" style:font-name-complex="Calibri2" style:font-size-complex="10pt"/>
    </style:style>
    <style:style style:name="P7" style:family="paragraph" style:parent-style-name="Standard">
      <style:paragraph-properties fo:line-height="115%"/>
      <style:text-properties style:font-name="Calibri" fo:font-size="10pt" officeooo:paragraph-rsid="003a16c7" style:font-size-asian="10pt" style:font-name-complex="Calibri2" style:font-size-complex="10pt"/>
    </style:style>
    <style:style style:name="P8" style:family="paragraph" style:parent-style-name="Standard">
      <style:paragraph-properties fo:line-height="100%"/>
      <style:text-properties style:font-name="Calibri" fo:font-size="10pt" style:font-size-asian="10pt" style:font-name-complex="Calibri2" style:font-size-complex="10pt"/>
    </style:style>
    <style:style style:name="P9" style:family="paragraph" style:parent-style-name="Standard">
      <style:paragraph-properties fo:line-height="115%" fo:text-align="justify" style:justify-single-word="false"/>
      <style:text-properties style:font-name="Calibri" fo:font-size="10pt" fo:language="en" fo:country="US" officeooo:paragraph-rsid="001c1b8a" style:font-size-asian="10pt" style:font-name-complex="Calibri2" style:font-size-complex="10pt"/>
    </style:style>
    <style:style style:name="P10" style:family="paragraph" style:parent-style-name="Standard">
      <style:paragraph-properties fo:line-height="115%"/>
      <style:text-properties style:font-name="Calibri" fo:font-size="10pt" fo:font-weight="bold" style:font-size-asian="10pt" style:font-weight-asian="bold" style:font-name-complex="Calibri2" style:font-size-complex="10pt"/>
    </style:style>
    <style:style style:name="P11" style:family="paragraph" style:parent-style-name="Standard">
      <style:paragraph-properties fo:line-height="115%"/>
      <style:text-properties style:font-name="Calibri" fo:font-size="9pt" style:font-size-asian="9pt" style:font-name-complex="Calibri2" style:font-size-complex="10pt"/>
    </style:style>
    <style:style style:name="P12" style:family="paragraph" style:parent-style-name="Standard">
      <style:paragraph-properties fo:line-height="100%"/>
    </style:style>
    <style:style style:name="P13" style:family="paragraph" style:parent-style-name="Standard">
      <style:paragraph-properties fo:line-height="115%" fo:text-align="center" style:justify-single-word="false"/>
      <style:text-properties style:font-name="Arial Narrow" fo:font-size="11pt" fo:font-weight="bold" officeooo:paragraph-rsid="0028ca0a" style:font-size-asian="11pt" style:font-weight-asian="bold" style:font-name-complex="Arial1" style:font-size-complex="11pt"/>
    </style:style>
    <style:style style:name="P14" style:family="paragraph" style:parent-style-name="List_20_Paragraph" style:list-style-name="WWNum6">
      <style:paragraph-properties fo:text-align="justify" style:justify-single-word="false"/>
    </style:style>
    <style:style style:name="P15" style:family="paragraph" style:parent-style-name="List_20_Paragraph" style:list-style-name="WWNum6">
      <style:paragraph-properties fo:margin-top="0in" fo:margin-bottom="0in" loext:contextual-spacing="false" fo:line-height="100%" fo:text-align="justify" style:justify-single-word="false">
        <style:tab-stops>
          <style:tab-stop style:position="0.2957in"/>
        </style:tab-stops>
      </style:paragraph-properties>
    </style:style>
    <style:style style:name="P16" style:family="paragraph" style:parent-style-name="Standard" style:master-page-name="Standard">
      <style:paragraph-properties fo:line-height="115%" fo:text-align="start" style:justify-single-word="false" style:page-number="auto"/>
      <style:text-properties officeooo:paragraph-rsid="003334ca"/>
    </style:style>
    <style:style style:name="P17" style:family="paragraph" style:parent-style-name="Standard">
      <style:paragraph-properties fo:line-height="115%"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18" style:family="paragraph" style:parent-style-name="Standard">
      <style:paragraph-properties fo:line-height="115%"/>
      <style:text-properties style:font-name="Arial" fo:font-size="16pt" style:text-underline-style="solid" style:text-underline-width="auto" style:text-underline-color="font-color" fo:font-weight="bold" officeooo:rsid="002caca4" style:font-size-asian="16pt" style:font-weight-asian="bold" style:font-name-complex="Arial1" style:font-size-complex="16pt"/>
    </style:style>
    <style:style style:name="P19" style:family="paragraph" style:parent-style-name="Standard" style:list-style-name="L1">
      <style:paragraph-properties fo:line-height="115%"/>
      <style:text-properties officeooo:paragraph-rsid="001c1b8a"/>
    </style:style>
    <style:style style:name="P20" style:family="paragraph" style:parent-style-name="Standard" style:list-style-name="L2">
      <style:paragraph-properties fo:line-height="115%" fo:text-align="justify" style:justify-single-word="false"/>
      <style:text-properties officeooo:paragraph-rsid="001c1b8a"/>
    </style:style>
    <style:style style:name="P21" style:family="paragraph" style:parent-style-name="Standard" style:list-style-name="L1">
      <style:paragraph-properties fo:line-height="115%"/>
      <style:text-properties style:font-name="Calibri" fo:font-size="10pt" officeooo:paragraph-rsid="001c1b8a" style:font-size-asian="10pt" style:font-name-complex="Calibri2" style:font-size-complex="10pt"/>
    </style:style>
    <style:style style:name="P22" style:family="paragraph" style:parent-style-name="Standard" style:list-style-name="L2">
      <style:paragraph-properties fo:line-height="115%" fo:text-align="justify" style:justify-single-word="false"/>
      <style:text-properties style:font-name="Calibri" fo:font-size="10pt" officeooo:paragraph-rsid="001c1b8a" style:font-size-asian="10pt" style:font-name-complex="Calibri2" style:font-size-complex="10pt"/>
    </style:style>
    <style:style style:name="T1" style:family="text">
      <style:text-properties style:font-name="Verdana1" fo:font-size="8pt" fo:language="en" fo:country="ID" style:font-size-asian="8pt" style:font-size-complex="8pt"/>
    </style:style>
    <style:style style:name="T2" style:family="text">
      <style:text-properties style:font-name="Verdana1" fo:font-size="8pt" fo:language="en" fo:country="ID" fo:font-weight="bold" style:font-size-asian="8pt" style:font-weight-asian="bold" style:font-size-complex="8pt"/>
    </style:style>
    <style:style style:name="T3" style:family="text">
      <style:text-properties style:font-name="Arial" fo:font-size="16pt" style:text-underline-style="solid" style:text-underline-width="auto" style:text-underline-color="font-color" fo:font-weight="bold" officeooo:rsid="002caca4" style:font-size-asian="16pt" style:font-weight-asian="bold" style:font-name-complex="Arial1" style:font-size-complex="16pt"/>
    </style:style>
    <style:style style:name="T4" style:family="text">
      <style:text-properties style:font-name="Calibri" fo:font-size="10pt" style:font-size-asian="10pt" style:font-name-complex="Calibri2" style:font-size-complex="10pt"/>
    </style:style>
    <style:style style:name="T5" style:family="text">
      <style:text-properties style:font-name="Calibri" fo:font-size="10pt" fo:font-weight="bold" style:font-size-asian="10pt" style:font-weight-asian="bold" style:font-name-complex="Calibri2" style:font-size-complex="10pt"/>
    </style:style>
    <style:style style:name="T6" style:family="text">
      <style:text-properties style:font-name="Calibri" fo:font-size="10pt" fo:font-weight="bold" officeooo:rsid="001c1b8a" style:font-size-asian="10pt" style:font-weight-asian="bold" style:font-name-complex="Calibri2" style:font-size-complex="10pt"/>
    </style:style>
    <style:style style:name="T7" style:family="text">
      <style:text-properties style:font-name="Calibri" fo:font-size="10pt" fo:font-weight="bold" style:font-size-asian="10pt" style:font-weight-asian="bold" style:font-name-complex="Calibri2" style:font-size-complex="10pt" style:font-weight-complex="bold"/>
    </style:style>
    <style:style style:name="T8" style:family="text">
      <style:text-properties style:font-name="Calibri" fo:font-size="10pt" fo:font-weight="bold" officeooo:rsid="0050eceb" style:font-size-asian="10pt" style:font-weight-asian="bold" style:font-name-complex="Calibri2" style:font-size-complex="10pt" style:font-weight-complex="bold"/>
    </style:style>
    <style:style style:name="T9" style:family="text">
      <style:text-properties style:font-name="Calibri" fo:font-size="10pt" fo:font-weight="bold" officeooo:rsid="00447141" style:font-size-asian="10pt" style:font-weight-asian="bold" style:font-name-complex="Calibri2" style:font-size-complex="10pt"/>
    </style:style>
    <style:style style:name="T10" style:family="text">
      <style:text-properties style:font-name="Calibri" fo:font-size="10pt" fo:font-weight="bold" officeooo:rsid="0048eb47" style:font-size-asian="10pt" style:font-weight-asian="bold" style:font-name-complex="Calibri2" style:font-size-complex="10pt"/>
    </style:style>
    <style:style style:name="T11" style:family="text">
      <style:text-properties style:font-name="Calibri" fo:font-size="10pt" fo:font-weight="bold" officeooo:rsid="0050eceb" style:font-size-asian="10pt" style:font-weight-asian="bold" style:font-name-complex="Calibri2" style:font-size-complex="10pt"/>
    </style:style>
    <style:style style:name="T12" style:family="text">
      <style:text-properties style:font-name="Calibri" fo:font-size="10pt" style:font-name-asian="Times New Roman1" style:font-size-asian="10pt" style:font-name-complex="Calibri2" style:font-size-complex="10pt"/>
    </style:style>
    <style:style style:name="T13" style:family="text">
      <style:text-properties style:font-name="Calibri" fo:font-size="10pt" style:font-name-asian="Times New Roman1" style:font-size-asian="10pt" style:font-name-complex="Calibri2" style:font-size-complex="10pt" style:font-weight-complex="bold"/>
    </style:style>
    <style:style style:name="T14" style:family="text">
      <style:text-properties style:font-name="Calibri" fo:font-size="10pt" fo:language="en" fo:country="AU" style:font-name-asian="Times New Roman1" style:font-size-asian="10pt" style:font-name-complex="Calibri2" style:font-size-complex="10pt"/>
    </style:style>
    <style:style style:name="T15" style:family="text">
      <style:text-properties style:font-name="Calibri" fo:font-size="10pt" fo:language="en" fo:country="AU" style:font-name-asian="Times New Roman1" style:font-size-asian="10pt" style:font-name-complex="Calibri2" style:font-size-complex="10pt" style:font-weight-complex="bold"/>
    </style:style>
    <style:style style:name="T16" style:family="text">
      <style:text-properties style:font-name="Calibri" fo:font-size="10pt" fo:language="en" fo:country="AU" style:font-size-asian="10pt" style:font-name-complex="Calibri2" style:font-size-complex="10pt"/>
    </style:style>
    <style:style style:name="T17" style:family="text">
      <style:text-properties style:font-name="Calibri" fo:font-size="10pt" fo:language="en" fo:country="US" style:font-size-asian="10pt" style:font-name-complex="Calibri2" style:font-size-complex="10pt"/>
    </style:style>
    <style:style style:name="T18" style:family="text">
      <style:text-properties style:font-name="Calibri" fo:font-size="10pt" fo:language="en" fo:country="ID" style:font-name-asian="Times New Roman1" style:font-size-asian="10pt" style:font-name-complex="Calibri2" style:font-size-complex="10pt"/>
    </style:style>
    <style:style style:name="T19" style:family="text">
      <style:text-properties style:font-name="Calibri" fo:font-size="10pt" fo:language="en" fo:country="ID" style:font-name-asian="Times New Roman1" style:font-size-asian="10pt" style:font-name-complex="Calibri2" style:font-size-complex="10pt" style:font-weight-complex="bold"/>
    </style:style>
    <style:style style:name="T20" style:family="text">
      <style:text-properties style:font-name="Calibri" fo:font-size="10pt" style:text-underline-style="solid" style:text-underline-width="auto" style:text-underline-color="font-color" fo:font-weight="bold" style:font-size-asian="10pt" style:font-weight-asian="bold" style:font-name-complex="Calibri2" style:font-size-complex="10pt"/>
    </style:style>
    <style:style style:name="T21" style:family="text">
      <style:text-properties style:font-name="Calibri" fo:font-size="10pt" fo:font-weight="normal" officeooo:rsid="0048eb47" style:font-size-asian="10pt" style:font-weight-asian="normal" style:font-name-complex="Calibri2" style:font-size-complex="10pt" style:font-weight-complex="normal"/>
    </style:style>
    <style:style style:name="T22" style:family="text">
      <style:text-properties style:font-name="Calibri" fo:font-size="10pt" fo:font-weight="normal" officeooo:rsid="0050eceb" style:font-size-asian="10pt" style:font-weight-asian="normal" style:font-name-complex="Calibri2" style:font-size-complex="10pt" style:font-weight-complex="normal"/>
    </style:style>
    <style:style style:name="T23" style:family="text">
      <style:text-properties style:font-name="Calibri" fo:font-size="9pt" fo:font-weight="bold" officeooo:rsid="0050eceb" style:font-size-asian="9pt" style:font-weight-asian="bold" style:font-name-complex="Calibri2" style:font-size-complex="9pt" style:font-weight-complex="bold"/>
    </style:style>
    <style:style style:name="T24" style:family="text">
      <style:text-properties style:font-name="Calibri" fo:font-size="9pt" fo:font-style="italic" fo:font-weight="bold" officeooo:rsid="0050eceb" style:font-size-asian="9pt" style:font-style-asian="italic" style:font-weight-asian="bold" style:font-name-complex="Calibri2" style:font-size-complex="9pt" style:font-style-complex="italic" style:font-weight-complex="bold"/>
    </style:style>
    <style:style style:name="T25" style:family="text">
      <style:text-properties style:font-name="Verdana" fo:font-size="9pt" fo:font-weight="bold" style:font-size-asian="9pt" style:font-weight-asian="bold" style:font-name-complex="Verdana" style:font-size-complex="9pt"/>
    </style:style>
    <style:style style:name="T26" style:family="text">
      <style:text-properties style:font-name="Verdana" fo:font-size="9pt" fo:font-weight="normal" style:font-size-asian="9pt" style:font-weight-asian="normal" style:font-name-complex="Verdana" style:font-size-complex="9pt" style:font-weight-complex="normal"/>
    </style:style>
    <style:style style:name="T27" style:family="text">
      <style:text-properties style:font-name="Calibri1" fo:font-size="9pt" fo:font-weight="normal" style:font-size-asian="9pt" style:font-weight-asian="normal" style:font-name-complex="Verdana" style:font-size-complex="9pt" style:font-weight-complex="normal"/>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code"/>
        <text:user-field-decl office:value-type="string" office:string-value="JOB" text:name="py3o.job_id.name"/>
        <text:user-field-decl office:value-type="string" office:string-value="Kode Kontrak" text:name="py3o.phl.name"/>
        <text:user-field-decl office:value-type="string" office:string-value="Company Name" text:name="py3o.phl.company_id.name"/>
        <text:user-field-decl office:value-type="string" office:string-value="JOB Name" text:name="py3o.phl.job_id.name"/>
        <text:user-field-decl office:value-type="string" office:string-value="Alamat emp" text:name="py3o.phl.employee_id.address"/>
        <text:user-field-decl office:value-type="string" office:string-value="Place Birth" text:name="py3o.phl.employee_id.place_of_birth"/>
        <text:user-field-decl office:value-type="string" office:string-value="Nama Karyawan" text:name="py3o.phl.employee_id.name"/>
        <text:user-field-decl office:value-type="string" office:string-value="no ktp emp" text:name="py3o.phl.employee_id.identification_id"/>
        <text:user-field-decl office:value-type="string" office:string-value="Nama Karyawan" text:name="py3o.phl_ext.employee_id.name"/>
        <text:user-field-decl office:value-type="string" office:string-value="Kode Kontrak" text:name="py3o.phl_code.name"/>
        <text:user-field-decl office:value-type="string" office:string-value="Place Birth" text:name="py3o.phl_ext.employee_id.place_of_birth"/>
        <text:user-field-decl office:value-type="string" office:string-value="no ktp emp" text:name="py3o.phl_ext.employee_id.identification_id"/>
        <text:user-field-decl office:value-type="string" office:string-value="Alamat emp" text:name="py3o.phl_ext.employee_id.address"/>
        <text:user-field-decl office:value-type="string" office:string-value="Company Name" text:name="py3o.phl_ext.company_id.name"/>
        <text:user-field-decl office:value-type="string" office:string-value="JOB Name" text:name="py3o.phl_ext.job_id.name"/>
        <text:user-field-decl office:value-type="string" office:string-value="Nama Karyawan" text:name="py3o.phl_footer.employee_id.name"/>
        <text:user-field-decl office:value-type="string" office:string-value="Dates" text:name="py3o.phl_ext.date_end"/>
        <text:user-field-decl office:value-type="float" office:value="0" text:name="py3o.phl_ext.employee_id.birthday"/>
      </text:user-field-decls>
      <text:section text:style-name="Sect1" text:name="TextSection">
        <text:p text:style-name="P16"><text:a xlink:type="simple" xlink:href="py3o://for=%22phl_code%20in%20objects%22" text:style-name="Internet_20_link" text:visited-style-name="Visited_20_Internet_20_Link"><text:span text:style-name="T3">for="phl_code in objects"</text:span></text:a></text:p>
        <text:p text:style-name="P17">PERJANJIAN KERJA HARIAN LEPAS</text:p>
        <text:p text:style-name="P13">Nomor: <text:s/><text:user-field-get text:name="py3o.phl_code.name">Kode Kontrak</text:user-field-get></text:p>
        <text:p text:style-name="P18"/>
      </text:section>
      <text:section text:style-name="Sect2" text:name="Section1">
        <text:p text:style-name="P6"><text:a xlink:type="simple" xlink:href="py3o://for=%22phl_ext%20in%20objects%22" text:style-name="Internet_20_link" text:visited-style-name="Visited_20_Internet_20_Link"><text:span text:style-name="T3">for="phl_ext in objects"</text:span></text:a></text:p>
        <text:p text:style-name="P7">Pada hari ini, tanggal <text:text-input text:description="py3o://function=&quot;format_datetime(phl_ext.date_now, format='dd MMMM YYYY', locale='id_ID')&quot;">Date Now</text:text-input><text:s/>, </text:p>
        <text:p text:style-name="P7">masing-masing yang bertandatangan dibawah ini:</text:p>
        <text:p text:style-name="P4"/>
        <text:list xml:id="list2416847189" text:style-name="L1">
          <text:list-item>
            <text:p text:style-name="P19"><text:span text:style-name="T4">Nama<text:tab/>:</text:span><text:span text:style-name="T5">Gung Panggodo<text:tab/></text:span></text:p>
            <text:p text:style-name="P19"><text:span text:style-name="T4">Jabatan<text:tab/>:</text:span><text:span text:style-name="T5">Direktur Utama PT. Mitra Utama Madani</text:span></text:p>
            <text:p text:style-name="P19"><text:span text:style-name="T4">Alamat<text:tab/>:</text:span><text:span text:style-name="T5">Menara Taspen Lt. 1 Jl. Jendra</text:span><text:span text:style-name="T6">l </text:span><text:span text:style-name="T5">Sudirman Kav. 2 – Jakarta 10220</text:span><text:span text:style-name="T4"><text:tab/></text:span></text:p>
            <text:p text:style-name="P19"><text:span text:style-name="T4">Dalam hal ini bertindak untuk dan atas nama perseroan terbatas </text:span><text:span text:style-name="T5">PT.Mitra Utama Madani</text:span><text:span text:style-name="T4"> yang selanjutnya disebut sebagai “</text:span><text:span text:style-name="T5">PIHAK PERTAMA</text:span><text:span text:style-name="T4">”.</text:span></text:p>
            <text:p text:style-name="P21"/>
          </text:list-item>
          <text:list-item>
            <text:p text:style-name="P19"><text:span text:style-name="T4">Nama<text:tab/><text:tab/><text:tab/>: </text:span><text:span text:style-name="T7"><text:user-field-get text:name="py3o.phl_ext.employee_id.name">Nama Karyawan</text:user-field-get></text:span></text:p>
            <text:p text:style-name="P21">Tempat/Tanggal Lahir<text:tab/>: <text:user-field-get text:name="py3o.phl_ext.employee_id.place_of_birth">Place Birth</text:user-field-get>, <text:user-field-get text:display="formula" text:name="py3o.phl_ext.employee_id.birthday">Birthss</text:user-field-get></text:p>
            <text:p text:style-name="P21">No. KTP<text:tab/><text:tab/><text:tab/>: <text:user-field-get text:name="py3o.phl_ext.employee_id.identification_id">no ktp emp</text:user-field-get></text:p>
            <text:p text:style-name="P21">Alamat Tinggal<text:tab/><text:tab/>: <text:user-field-get text:name="py3o.phl_ext.employee_id.address">Alamat emp</text:user-field-get>.</text:p>
            <text:p text:style-name="P19"><text:span text:style-name="T4">Dalam hal ini bertindak untuk dan atas nama sendiri, untuk selanjutnya disebut sebagai “</text:span><text:span text:style-name="T5">PIHAK KEDUA</text:span><text:span text:style-name="T4">”.</text:span></text:p>
          </text:list-item>
        </text:list>
        <text:p text:style-name="P4"/>
        <text:p text:style-name="P4">Kedua pihak terlebih dahulu menerangkan hal – hal sebagai berikut :</text:p>
        <text:list xml:id="list61492369" text:style-name="WWNum6">
          <text:list-item>
            <text:p text:style-name="P15"><text:span text:style-name="T12">Bahwa </text:span><text:span text:style-name="T13">P</text:span><text:span text:style-name="T15">IHAK PERTAMA</text:span><text:span text:style-name="T12"> adalah perusahaan berbentuk badan hukum Perseroan Terbatas yang menerima pelaksanaan sebagian pekerjaan dari </text:span><text:span text:style-name="T13">Perusahaan Pemberi Pekerjaan (PPP)/ Customer/ Klien </text:span><text:span text:style-name="T12">(Pihak Ketiga) atau untuk melaksanakan kegiatan jasa penunjang perusahaan dari customers/ klien (Pihak Ketiga) dan pekerjaan lainnya</text:span><text:span text:style-name="T14">;</text:span></text:p>
          </text:list-item>
          <text:list-item>
            <text:p text:style-name="P15"><text:span text:style-name="T12">Bahwa </text:span><text:span text:style-name="T13">P</text:span><text:span text:style-name="T15">IHAK KEDUA</text:span><text:span text:style-name="T12"> adalah Tenaga Kerja yang memerlukan pekerjaan, telah memenuhi syaratdan telah mengajukan lamaran kerja dan bersedia bekerja kepada </text:span><text:span text:style-name="T13">P</text:span><text:span text:style-name="T15">IHAK PERTAMA;</text:span></text:p>
          </text:list-item>
          <text:list-item>
            <text:p text:style-name="P14"><text:span text:style-name="T4">Bahwa P</text:span><text:span text:style-name="T16">IHAK PERTAMA</text:span><text:span text:style-name="T4"> menjelaskan kepada P</text:span><text:span text:style-name="T16">IHAK KEDUA</text:span><text:span text:style-name="T4"> seterang-terangnya bahwa pekerjaan yang akan dikerjakan oleh P</text:span><text:span text:style-name="T16">IHAK KEDUA</text:span><text:span text:style-name="T4"> sebagaimana disepakati dalam perjanjian ini adalah pekerjaan tertentu yang menurut jenis dan sifat atau kegiatan pekerjaannya bersifat sementara atau pekerjaan yang volumenya sangat fluktuatif berdasarkan order atau pesanan dari Perusahaan Pemberi Pekerjaan (PPP)/ Customer/ Klien (Pihak Ketiga), dan bukan pekerjaan yang bersifat tetap</text:span><text:span text:style-name="T16"> dengan</text:span><text:span text:style-name="T4"> memperhatikan</text:span><text:span text:style-name="T16"> ketentuan</text:span><text:span text:style-name="T4"> Kepmen 100 tahun 2004 tentang </text:span><text:span text:style-name="T16">Ketentuan Pelaksanaan Perjanjian Kerja Waktu Tertentu (PKWT).</text:span></text:p>
          </text:list-item>
        </text:list>
        <text:p text:style-name="P4">Para pihak menyetujui Perjanjian Kerja Harian Lepas dengan syarat dan ketentuan sebagai berikut:</text:p>
        <text:p text:style-name="P4"/>
        <text:list xml:id="list3069474240" text:style-name="L2">
          <text:list-item>
            <text:p text:style-name="P20"><text:span text:style-name="T4">Perjanjian kerja ini adalah Perjanjian Kerja Harian Lepas (PKHL) yang berlangsung sejak </text:span><text:span text:style-name="T7"><text:text-input text:description="py3o://function=&quot;format_datetime(phl_ext.date_start, format='dd MMMM YYYY', locale='id_ID')&quot;">Date start</text:text-input></text:span><text:span text:style-name="T5"><text:s/></text:span><text:span text:style-name="T11">s</text:span><text:span text:style-name="T24">/d</text:span><text:span text:style-name="T5"> </text:span><text:span text:style-name="T5"><text:text-input text:description="py3o://function=&quot;format_datetime(phl_ext.date_end, format='dd MMMM YYYY', locale='id_ID')&quot;">Date Ends</text:text-input></text:span><text:span text:style-name="T5"><text:s/></text:span><text:span text:style-name="T4">atau sampai dengan waktu yang ditentukan oleh PIHAK PERTAMA sesuai kebutuhan PIHAK PERTAMA.</text:span></text:p>
          </text:list-item>
          <text:list-item>
            <text:p text:style-name="P20"><text:span text:style-name="T4">PIHAK PERTAMA menempatkan PIHAK KEDUA di </text:span><text:span text:style-name="T7"><text:user-field-get text:name="py3o.phl_ext.company_id.name">Company Name</text:user-field-get></text:span><text:span text:style-name="T7"><text:s/></text:span><text:span text:style-name="T4">dengan jabatan/ tugas sebagai</text:span><text:span text:style-name="T5"> </text:span><text:span text:style-name="T5"><text:user-field-get text:name="py3o.phl_ext.job_id.name">JOB Name</text:user-field-get></text:span><text:span text:style-name="T5"><text:s/></text:span><text:span text:style-name="T4">dan tempat penerimaan PIHAK KEDUA adalah di </text:span><text:span text:style-name="T5">PT Mitra Utama Madani.</text:span></text:p>
          </text:list-item>
          <text:list-item>
            <text:p text:style-name="P22">PIHAK PERTAMA berhak memindahkan/ menugaskan PIHAK KEDUA dan oleh karenanya PIHAK KEDUA bersedia untuk dipindahkan/ dimutasikan/ ditugaskan ke bagian/ lokasi sesuai kebutuhan PIHAK PERTAMA. Dalam hal ini PIHAK PERTAMA akan memberitahukan secara tertulis kepada PIHAK KEDUA.</text:p>
          </text:list-item>
          <text:list-item>
            <text:p text:style-name="P22">PIHAK KEDUA tidak diperkenankan mengerjakan pekerjaan lain selain yang disebutkan pada ayat 1 tersebut di atas, kecuali atas persetujuan tertulis dari PIHAK PERTAMA.</text:p>
          </text:list-item>
          <text:list-item>
            <text:p text:style-name="P20"><text:span text:style-name="T4">Berdasarkan peraturan ketenagakerjaan yang berlaku, jam kerja efektif perusahaan ditetapkan </text:span><text:span text:style-name="T5">40 jam</text:span><text:span text:style-name="T4"> setiap minggu dengan jumlah hari kerja </text:span><text:span text:style-name="T5">5 (lima)</text:span><text:span text:style-name="T4"> hari setiap minggu. </text:span></text:p>
          </text:list-item>
          <text:list-item>
            <text:p text:style-name="P22">Ketentuan mengenai hari kerja dan waktu kerja tersebut pada ayat (1) dapat berubah sewaktu-waktu mengikuti kebutuhan PIHAK PERTAMA atau dimana PIHAK KEDUA ditempatkan setiap perubahan hari dan waktu kerja akan diberitahukan kepada PIHAK KEDUA dan perubahan tersebut bersifat mengikat.</text:p>
          </text:list-item>
          <text:list-item>
            <text:p text:style-name="P22">PIHAK KEDUA bersedia melaksanakan kerja lembur berdasarkan kebutuhan PIHAK PERTAMA. Dalam hal ini PIHAK KEDUA berhak atas upah kerja lembur sesuai peraturan yang berlaku. </text:p>
          </text:list-item>
          <text:list-item>
            <text:p text:style-name="P20"><text:soft-page-break/><text:span text:style-name="T4">PIHAK KEDUA menjaga kerahasiaan semua atau setiap bagian dari informasi Rahasia yaitu setiap informasi dan data atau setiap produk Bank Bukopin termasuk dan tidak terbatas data nasabah Bank Bukopin yang diperoleh secara langsung atau tidak langsung.(Informasi Rahasia)</text:span></text:p>
          </text:list-item>
          <text:list-item>
            <text:p text:style-name="P22">PIHAK KEDUA bertanggung jawab apabila terjadi pengungkapkan informasi rahasia kedapa pihak lain yang dapat merugikan perusahaan.</text:p>
          </text:list-item>
          <text:list-item>
            <text:p text:style-name="P20"><text:span text:style-name="T4">PIHAK PERTAMA memberikan upah kepada PIHAK KEDUA sebagai berikut : </text:span><text:span text:style-name="T5">Take Home Pay</text:span><text:span text:style-name="T4">: </text:span><text:span text:style-name="T7"><text:text-input text:description="py3o://function=&quot;format_currency(phl_ext.wage, 'IDR', locale='id_ID')&quot;">wage</text:text-input></text:span><text:span text:style-name="T7">,- </text:span><text:span text:style-name="T4">Pembayaran upah oleh PIHAK PERTAMA kepada PIHAK KEDUA dilakukan pada tanggal 25 setiap bulannya dengan transfer ke rekening Bank atas nama PIHAK KEDUA.</text:span></text:p>
          </text:list-item>
          <text:list-item>
            <text:p text:style-name="P22">Pembayaran upah oleh PIHAK PERTAMA kepada PIHAK KEDUA didasarkan atas jumlah hari PIHAK KEDUA melakukan pekerjaan. Dengan ketentuan upah dan tunjangan (jika ada) tidak dibayar oleh PIHAK PERTAMA apabila PIHAK KEDUA tidak hadir atau hadir namun tidak melakukan pekerjaan karena alasan apapun juga (no work no pay).</text:p>
          </text:list-item>
          <text:list-item>
            <text:p text:style-name="P22">PIHAK KEDUA wajib memiliki nomor NPWP pribadi dan menginformasikan ke PIHAK PERTAMA paling lambat sebelum tanggal cut-off penggajian bulan berjalan. Jika hingga batas waktu tersebut PIHAK KEDUA tidak menginformasikan kepada PIHAK PERTAMA, maka PIHAK KEDUA bersedia untuk membayar pajak 20% lebih besar dari tarif normal yang secara otomatis akan dipotong dari penggajian.</text:p>
          </text:list-item>
          <text:list-item>
            <text:p text:style-name="P22">PIHAK PERTAMA mengikut-sertakan PIHAK KEDUA pada program Badan Penyelenggara Jaminan Sosial (BPJS) sesuai ketentuan yang berlaku.</text:p>
          </text:list-item>
          <text:list-item>
            <text:p text:style-name="P22">PIHAK KEDUA mematuhi dan mentaati seluruh peraturan tata tertib yang ditetapkan oleh PIHAK PERTAMA.</text:p>
          </text:list-item>
          <text:list-item>
            <text:p text:style-name="P22">Syarat-syarat Kerja : Sebagaimana tercantum dalam Perjanjian ini serta tunduk kepada Peraturan Perusahaan, kebijakan Perusahaan, Tata Tertib, SOP, COC di tempat kerja yang ditetapkan dari waktu ke waktu yang sesuai dengan peraturan perundang-undangan yang berlaku.</text:p>
          </text:list-item>
          <text:list-item>
            <text:p text:style-name="P22">Perjanjian Kerja ini batal dengan sendirinya jika karena keadaan atau situasi yang memaksa, seperti: bencana alam, pemberontakan, huru-hara, kerusuhan, peraturan pemerintah atau apa pun yang mengakibatkan perjanjian kerja ini tidak mungkin untuk dilaksanakan. </text:p>
          </text:list-item>
          <text:list-item>
            <text:p text:style-name="P22">Hubungan kerja antara PIHAK PERTAMA dan PIHAK KEDUA berakhir dan PIHAK PERTAMA tidak berkewajiban membayar kompensasi dalam nama dan bentuk apapun kepada PIHAK KEDUA apabila :</text:p>
            <text:list>
              <text:list-item>
                <text:p text:style-name="P22">Berakhirnya jangka waktu yang disepakati Para Pihak dalam Perjanjian Kerja Harian Lepas ini.</text:p>
              </text:list-item>
              <text:list-item>
                <text:p text:style-name="P22">PIHAK PERTAMA mengakhiri dengan pemberitahuan secara lisan / tertulis terlebih dahulu sebelum berakhirnya jangka waktu Perjanjian ini yang disebabkan oleh berkurangnya volume dan waktu kerja Perusahaan PIHAK PERTAMA.</text:p>
              </text:list-item>
              <text:list-item>
                <text:p text:style-name="P22">PIHAK KEDUA melakukan pelanggaran ketentuan yang diatur dalam Perjanjian Kerja, Peraturan Perusahaan atau Peraturan Perundangan yang berlaku.</text:p>
              </text:list-item>
              <text:list-item>
                <text:p text:style-name="P20"><text:span text:style-name="T4">Berdasarkan hasil evaluasi/ penilaian kinerja yang dilakukan oleh PIHAK PERTAMA terhadap PIHAK KEDUA disimpulkan/diputuskan</text:span><text:span text:style-name="T17"> </text:span><text:span text:style-name="T4">bahwa hubungan kerja tidak memungkinkan untuk dilanjutkan.</text:span></text:p>
              </text:list-item>
              <text:list-item>
                <text:p text:style-name="P20"><text:span text:style-name="T12">Pekerjaan dan atau hubungan kerjasama antara </text:span><text:span text:style-name="T13">P</text:span><text:span text:style-name="T15">IHAK PERTAMA</text:span><text:span text:style-name="T12"> dengan </text:span><text:span text:style-name="T13">Perusahaan Pemberi Pekerjaan (PPP)/ Customer/ Klien P</text:span><text:span text:style-name="T15">IHAK PERTAMA</text:span><text:span text:style-name="T12"> berakhir karena selesainya Perjanjian Kerja Sama atau karena sebab lainnya</text:span><text:span text:style-name="T18">, dan </text:span><text:span text:style-name="T19">PIHAK PERTAMA</text:span><text:span text:style-name="T18"> tidak melakukan mutasi kerja (penugasan) ke tempat yang lain.</text:span></text:p>
              </text:list-item>
            </text:list>
          </text:list-item>
          <text:list-item>
            <text:p text:style-name="P22">Pada saat berakhirnya hubungan kerja <text:s/>maka PIHAK KEDUA wajib :</text:p>
            <text:list>
              <text:list-item>
                <text:p text:style-name="P22">Melakukan serah terima jabatan/ pekerjaan, tugas dan tanggung jawab kepada atasannya atau pekerja lain yang ditunjuk oleh PIHAK PERTAMA atau mitra PIHAK PERTAMA.</text:p>
              </text:list-item>
              <text:list-item>
                <text:p text:style-name="P22">Mengembalikan semua barang inventaris milik perusahaan.</text:p>
              </text:list-item>
              <text:list-item>
                <text:p text:style-name="P20"><text:span text:style-name="T4">Menyelesaikan segala kewajiban terhadap perusahaan (apabila ada</text:span><text:span text:style-name="T17">).</text:span></text:p>
              </text:list-item>
            </text:list>
          </text:list-item>
        </text:list>
        <text:p text:style-name="P9"/>
        <text:p text:style-name="P9"/>
        <text:p text:style-name="P9"/>
        <text:p text:style-name="P9"/>
        <text:p text:style-name="P9"><text:soft-page-break/></text:p>
      </text:section>
      <text:section text:style-name="Sect1" text:name="Section2">
        <text:p text:style-name="P3"><text:a xlink:type="simple" xlink:href="py3o://for=%22phl_footer%20in%20objects%22" text:style-name="Internet_20_link" text:visited-style-name="Visited_20_Internet_20_Link"><text:span text:style-name="T9">for="phl_footer in objects"</text:span></text:a></text:p>
        <text:p text:style-name="P3"/>
        <text:p text:style-name="P3"><text:span text:style-name="T5">DEMIKIAN </text:span><text:span text:style-name="T4">Surat Perjanjian Kerja Harian Lepas ini dibuat dan ditandatangani oleh kedua belah pihak dalam rangkap 2 (dua) yang masing-masing mempunyai kekuatan hukum yang sama.</text:span></text:p>
        <text:p text:style-name="P5"/>
        <text:p text:style-name="P5">Dibuat<text:tab/><text:tab/>: Jakarta</text:p>
        <text:p text:style-name="P5">Ditandatangani<text:tab/>: Jakarta</text:p>
        <text:p text:style-name="P5"/>
        <text:p text:style-name="P10">PIHAK PERTAMA <text:tab/><text:tab/><text:tab/><text:tab/><text:tab/><text:tab/><text:tab/>PIHAK KEDUA</text:p>
        <text:p text:style-name="P4"/>
        <text:p text:style-name="P11"/>
        <text:p text:style-name="P4"/>
        <text:p text:style-name="P12"><text:span text:style-name="T20">Gung Panggodo</text:span><text:span text:style-name="T4"><text:tab/><text:tab/><text:tab/><text:tab/><text:tab/><text:tab/><text:tab/></text:span><text:span text:style-name="T7"><text:user-field-get text:name="py3o.phl_footer.employee_id.name">Nama Karyawan</text:user-field-get></text:span></text:p>
        <text:p text:style-name="P8">Direktur Utama<text:tab/><text:tab/><text:tab/><text:tab/></text:p>
        <text:p text:style-name="P12"/>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style:line-height-at-least="0.0693in"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Lucida Sans Unicode" style:font-family-asian="'Lucida Sans Unicode'"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text:number-lines="false" text:line-number="0">
        <style:tab-stops>
          <style:tab-stop style:position="3.2409in" style:type="center"/>
          <style:tab-stop style:position="6.4827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List_20_Paragraph" style:display-name="List Paragraph" style:family="paragraph" style:parent-style-name="Standard" style:default-outline-level="">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style:font-family-generic="roman" style:font-pitch="variable" fo:font-size="11pt" fo:language="id" fo:country="ID" style:font-name-asian="Calibri2" style:font-family-asian="Calibri" style:font-family-generic-asian="system" style:font-pitch-asian="variable" style:font-size-asian="11pt" style:font-size-complex="11pt" fo:hyphenate="true" fo:hyphenation-remain-char-count="2" fo:hyphenation-push-char-count="2" loext:hyphenation-no-caps="false"/>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letter-kerning="true" style:font-name-asian="Lucida Sans Unicode" style:font-family-asian="'Lucida Sans Unicode'"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letter-kerning="true" style:font-name-asian="Lucida Sans Unicode" style:font-family-asian="'Lucida Sans Unicode'"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letter-kerning="true" style:font-name-asian="Lucida Sans Unicode" style:font-family-asian="'Lucida Sans Unicode'"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10pt" style:font-size-asian="10pt" style:font-name-complex="Calibri2" style:font-family-complex="Calibri" style:font-family-generic-complex="system" style:font-pitch-complex="variable" style:font-size-complex="10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2'"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2'"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2'"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1.5306in" fo:margin-left="5.7465in" fo:margin-top="0in" fo:margin-bottom="0in" table:align="left" style:writing-mode="lr-tb"/>
    </style:style>
    <style:style style:name="Table1.A" style:family="table-column">
      <style:table-column-properties style:column-width="0.375in"/>
    </style:style>
    <style:style style:name="Table1.C" style:family="table-column">
      <style:table-column-properties style:column-width="0.4375in"/>
    </style:style>
    <style:style style:name="Table1.D" style:family="table-column">
      <style:table-column-properties style:column-width="0.3431in"/>
    </style:style>
    <style:style style:name="Table1.1" style:family="table-row">
      <style:table-row-properties style:min-row-height="0.1715in"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1.B1" style:family="table-cell">
      <style:table-cell-properties fo:padding-left="0.075in" fo:padding-right="0.075in" fo:padding-top="0in" fo:padding-bottom="0in" fo:border="0.5pt solid #000000"/>
    </style:style>
    <style:style style:name="Table1.C1" style:family="table-cell">
      <style:table-cell-properties fo:padding-left="0.075in" fo:padding-right="0.075in" fo:padding-top="0in" fo:padding-bottom="0in" fo:border="0.5pt solid #000000"/>
    </style:style>
    <style:style style:name="Table1.D1" style:family="table-cell">
      <style:table-cell-properties fo:padding-left="0.075in" fo:padding-right="0.075in" fo:padding-top="0in" fo:padding-bottom="0in" fo:border="0.5pt solid #000000"/>
    </style:style>
    <style:style style:name="Table1.2" style:family="table-row">
      <style:table-row-properties style:min-row-height="0.1826in" fo:keep-together="auto"/>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MP1" style:family="paragraph" style:parent-style-name="Header">
      <style:text-properties officeooo:paragraph-rsid="0028ca0a"/>
    </style:style>
    <style:style style:name="MP2" style:family="paragraph" style:parent-style-name="Footer">
      <style:text-properties style:font-name="Verdana1" fo:font-size="8pt" fo:language="en" fo:country="ID" style:font-size-asian="8pt" style:font-size-complex="8pt"/>
    </style:style>
    <style:style style:name="MT1" style:family="text"/>
    <style:style style:name="MT2" style:family="text">
      <style:text-properties style:font-name="Verdana1" fo:font-size="8pt" fo:language="en" fo:country="ID" style:font-size-asian="8pt" style:font-size-complex="8pt"/>
    </style:style>
    <style:style style:name="MT3" style:family="text">
      <style:text-properties style:font-name="Verdana1" fo:font-size="8pt" fo:language="en" fo:country="ID" fo:font-weight="bold" style:font-size-asian="8pt" style:font-weight-asian="bold" style:font-size-complex="8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1in" fo:margin-left="0in" fo:margin-right="0in" fo:margin-top="0.9602in" style:dynamic-spacing="true"/>
      </style:footer-style>
    </style:page-layout>
    <style:page-layout style:name="Mpm2">
      <style:page-layout-properties fo:page-width="8.2681in" fo:page-height="11.6929in" style:num-format="1"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1" text:anchor-type="char" svg:x="-0.4272in" svg:y="-0.3535in" svg:width="1.3646in" svg:height="0.6354in" draw:z-index="2"><draw:image xlink:href="Pictures/1000000000000301000001679957F5DCD50F9EA6.jpg" xlink:type="simple" xlink:show="embed" xlink:actuate="onLoad" loext:mime-type="image/jpeg"/><svg:desc>logo muuuummm</svg:desc></draw:frame></text:p>
      </style:header>
      <style:footer>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MP2"><text:span text:style-name="page_20_number"/></text:p>
            </table:table-cell>
            <table:table-cell table:style-name="Table1.B1" office:value-type="string">
              <text:p text:style-name="MP2"><text:span text:style-name="page_20_number"/></text:p>
            </table:table-cell>
            <table:table-cell table:style-name="Table1.C1" office:value-type="string">
              <text:p text:style-name="MP2"><text:span text:style-name="page_20_number"/></text:p>
            </table:table-cell>
            <table:table-cell table:style-name="Table1.D1" office:value-type="string">
              <text:p text:style-name="MP2"><text:span text:style-name="page_20_number"/></text:p>
            </table:table-cell>
          </table:table-row>
          <table:table-row table:style-name="Table1.2">
            <table:table-cell table:style-name="Table1.A1" office:value-type="string">
              <text:p text:style-name="Footer"><text:span text:style-name="page_20_number"><text:span text:style-name="MT2">RO</text:span></text:span></text:p>
            </table:table-cell>
            <table:table-cell table:style-name="Table1.B2" office:value-type="string">
              <text:p text:style-name="Footer"><text:span text:style-name="page_20_number"><text:span text:style-name="MT2">INO</text:span></text:span></text:p>
            </table:table-cell>
            <table:table-cell table:style-name="Table1.C2" office:value-type="string">
              <text:p text:style-name="Footer"><text:span text:style-name="page_20_number"><text:span text:style-name="MT2">HRD</text:span></text:span></text:p>
            </table:table-cell>
            <table:table-cell table:style-name="Table1.D2" office:value-type="string">
              <text:p text:style-name="Footer"><text:span text:style-name="page_20_number"><text:span text:style-name="MT2">P.II</text:span></text:span></text:p>
            </table:table-cell>
          </table:table-row>
        </table:table>
        <text:p text:style-name="Footer"><text:span text:style-name="page_20_number"><text:span text:style-name="MT3">PT. MITRA UTAMA MADANI</text:span></text:span></text:p>
        <text:p text:style-name="Footer"><text:span text:style-name="page_20_number"><text:span text:style-name="MT2">Menara Taspen Lt. 1 Jl. Jend. Sudirman Kav.2 Jakarta 10220 Telp (021) 2511427 Fax. (021) 2511428 <text:s text:c="11"/></text:span></text:span></text:p>
        <text:p text:style-name="Footer"><text:span text:style-name="page_20_number"><text:span text:style-name="MT2">Email: </text:span></text:span><text:a xlink:type="simple" xlink:href="mailto:Karir@mum.id" text:style-name="Internet_20_link" text:visited-style-name="Visited_20_Internet_20_Link"><text:span text:style-name="MT2">Karir@mum.id</text:span></text:a><text:span text:style-name="page_20_number"><text:span text:style-name="MT2">, http://www.mum.id</text:span></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ENOVO</meta:initial-creator>
    <meta:editing-cycles>45</meta:editing-cycles>
    <meta:print-date>2019-08-26T06:49:00</meta:print-date>
    <meta:creation-date>2019-09-04T07:35:00</meta:creation-date>
    <dc:date>2020-03-17T11:43:24.399000000</dc:date>
    <meta:editing-duration>PT6H11M14S</meta:editing-duration>
    <meta:generator>LibreOffice/6.4.0.3$Windows_X86_64 LibreOffice_project/b0a288ab3d2d4774cb44b62f04d5d28733ac6df8</meta:generator>
    <meta:document-statistic meta:table-count="1" meta:image-count="1" meta:object-count="0" meta:page-count="3" meta:paragraph-count="60" meta:word-count="1048" meta:character-count="7402" meta:non-whitespace-character-count="6409"/>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